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84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8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7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elle3.15" style:family="table-row">
      <style:table-row-properties style:min-row-height="0.783cm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fo:margin-top="0.071cm" fo:margin-bottom="0cm"/>
    </style:style>
    <style:style style:name="P12" style:family="paragraph" style:parent-style-name="Fußzeile_3a__20_Seitenzahl">
      <style:paragraph-properties fo:margin-top="0.071cm" fo:margin-bottom="0cm" fo:text-align="start" style:justify-single-word="false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text-align="end" style:justify-single-word="false"/>
    </style:style>
    <style:style style:name="P15" style:family="paragraph" style:parent-style-name="Standard">
      <style:paragraph-properties fo:margin-top="0cm" fo:margin-bottom="0cm"/>
      <style:text-properties fo:color="#000000"/>
    </style:style>
    <style:style style:name="P16" style:family="paragraph" style:parent-style-name="Verzeichnis_20_1">
      <style:paragraph-properties fo:margin-top="0cm" fo:margin-bottom="0.212cm">
        <style:tab-stops/>
      </style:paragraph-properties>
    </style:style>
    <style:style style:name="P17" style:family="paragraph" style:parent-style-name="Text">
      <style:paragraph-properties fo:orphans="2" fo:widows="2"/>
      <style:text-properties style:font-name="Arial" style:letter-kerning="true"/>
    </style:style>
    <style:style style:name="P18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tokoll Projektteam-Meeting vom 09.04.15 mit Francis Opoku, Huyen Nguyen, David Laule, Fabian Reiber <text:s/>- Autor: <text:s/>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19.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David macht sich weiter Gedanken zu einem Workflow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30.03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19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bian setzt sich weiter mit UIMA auseinander und schaut sich gegebene Beispiele von Apache an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 und siehe Lfd.Nr. 35</text:p>
          </table:table-cell>
        </table:table-row>
        <table:table-row table:style-name="Tabelle3.1">
          <table:table-cell table:style-name="Tabelle3.A2" office:value-type="string">
            <text:p text:style-name="P14">23.3.1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die Architektur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2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Allg. fachliche Anforderungen für unser Projekt, ausgehend von der Bachelorarbeit und weiteren Quellen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3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Allg. fachliche Anforderungen für unser Projekt, ausgehend von den gefundenen Zeitungsartikeln und weiteren Quellen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UIMA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Ein erster Entwurf wird angefertigt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>09.04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">
          <table:table-cell table:style-name="Tabelle3.A2" office:value-type="string">
            <text:p text:style-name="P14">25.1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7">Huyen guckt sich ClearTK einmal genauer an und gibt uns einen Einblick dazu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. Ebenso wird eine Übersicht zu ClearTK erstellt</text:p>
          </table:table-cell>
        </table:table-row>
        <text:soft-page-break/>
        <table:table-row table:style-name="Tabelle3.1">
          <table:table-cell table:style-name="Tabelle3.A2" office:value-type="string">
            <text:p text:style-name="P14">27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Review: 1) Spezifikationsdokument angelegt, um einen Überblick über UIMA-Begriffe und allg. Analysebegriffe zu bekommen (Glossar). </text:p>
            <text:p text:style-name="P17">2) Funktional und nicht-funktionlae Anforderungen über die Architektur wurden aufgelistet.</text:p>
            <text:p text:style-name="P17">3) Architekturdokument angelegt. </text:p>
            <text:p text:style-name="P17">4) Texte gelesen → weitere Diskussion darüber muss noch geführt werden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28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Für die Erstellung von Diagrammen wird Visual Paradigm genutzt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29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Review: 1) Vorstellung des Aktivitätsdiagramms. Vorerst High-Level und später wird dies noch konkretisiert.</text:p>
            <text:p text:style-name="P17">2) kleiner erstellter Vor-Entwurf vorgestellt. → Referenzarchitektur erst einmal nicht mehr nötigt, da durch das Framework ein spezieller Ablauf der Analyse vorgegeben wird. </text:p>
            <text:p text:style-name="P17">3) Texte gelesen → weitere Diskussion darüber muss noch geführt werden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30.1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Review: 1) Vorstellung der Stichpunkte der gelesenen Bachelorarbeit von Tobias Eichler → Frameworks für Negationsanalyse und Sentimental-Analysis heraus gefunden</text:p>
            <text:p text:style-name="P17">2) Es hat sich ergeben, dass sich für die Subjektivitätsanalyse Naive-Bayes und SVM eignen.</text:p>
            <text:p text:style-name="P17">3) Texte gelesen → weitere Diskussion darüber muss noch geführt werden</text:p>
          </table:table-cell>
          <table:table-cell table:style-name="Tabelle3.A1" office:value-type="string">
            <text:p text:style-name="Standard">Huye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ext:soft-page-break/>
        <table:table-row table:style-name="Tabelle3.1">
          <table:table-cell table:style-name="Tabelle3.A1" office:value-type="string">
            <text:p text:style-name="P14">30.2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SentiWordNet kann hilfreich für unsere weitere Planung sein. Mit dieser Datenbank können die herausgefilterten Begriffe bewertet werden (positiv/negativ/objektiv) Download: <text:a xlink:type="simple" xlink:href="http://sentiwordnet.isti.cnr.it/download.php">http://sentiwordnet.isti.cnr.it/download.php</text:a> 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30.3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<text:span text:style-name="Absatz-Standardschriftart">Huyen ist Ansprechpartnerin für Analyse-Framworks und den Möglichkeiten die strukturierten Ergebnissen aus UIMA zu analysieren.</text:span></text:p>
          </table:table-cell>
          <table:table-cell table:style-name="Tabelle3.A1" office:value-type="string">
            <text:p text:style-name="Standard">Huye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1" office:value-type="string">
            <text:p text:style-name="P14">31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Review: 1) Ergebnisse aus dem UIMA Tutorial vorgestellt. 1. eigenen Annotator-Ablauf erzeugt und dokumentiert </text:p>
            <text:p text:style-name="P17">2) Texte gelesen → weitere Diskussion darüber muss noch geführt werden</text:p>
          </table:table-cell>
          <table:table-cell table:style-name="Tabelle3.A1" office:value-type="string">
            <text:p text:style-name="Standard">Fabia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1" office:value-type="string">
            <text:p text:style-name="P14">32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Auswertung der gelesenen Texte ist als positiv zu bewerten. Bei den meisten Texten waren wir uns in der Meinung (positiv/negativ) einig. Nur bei vereinzelten Texten haben wir gemerkt, dass wir uns nicht einig waren bzw. der Text ungeeignet ist, da er nicht aussagekräftig genug ist.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1" office:value-type="string">
            <text:p text:style-name="P14">3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David befasst sich mit ClearTK und die Anbindung an UIMA.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09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1" office:value-type="string">
            <text:p text:style-name="P14">3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Francis macht sich Gedanken zu der Architektur.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>09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1" office:value-type="string">
            <text:p text:style-name="P14">35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Fabian setzt sich weiter mit UIMA Framework auseinander und schaut sich die Schritte „Collection Reading“ und „CAS Consumer“ an</text:p>
          </table:table-cell>
          <table:table-cell table:style-name="Tabelle3.A1" office:value-type="string">
            <text:p text:style-name="Standard">Fabian</text:p>
          </table:table-cell>
          <table:table-cell table:style-name="Tabelle3.A1" office:value-type="string">
            <text:p text:style-name="P15">09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ext:soft-page-break/>
        <table:table-row table:style-name="Tabelle3.15">
          <table:table-cell table:style-name="Tabelle3.A1" office:value-type="string">
            <text:p text:style-name="P14">36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Architekturdokument und Spezifikation (Lastenheft s.9.3) werden gepflegt. → Entwurf</text:p>
          </table:table-cell>
          <table:table-cell table:style-name="Tabelle3.A1" office:value-type="string">
            <text:p text:style-name="Standard">Huyen, Fabian, David und Francis (Architekturdokument)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5">
          <table:table-cell table:style-name="Tabelle3.A2" office:value-type="string">
            <text:p text:style-name="P14">37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Textanalyseergebnisse in Tabell eintragen (s. Repository)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5">
          <table:table-cell table:style-name="Tabelle3.A2" office:value-type="string">
            <text:p text:style-name="P14">38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7">Für die Bearbeitung von Dokumenten (.odt) sollen Edit-Dateien erstellt werden, da ein späteres mergen zu Problemen führen kann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5">
          <table:table-cell table:style-name="Tabelle3.A2" office:value-type="string">
            <text:p text:style-name="P14">39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7">Meeting zur weiteren Konkretisierung des Entwurfs</text:p>
          </table:table-cell>
          <table:table-cell table:style-name="Tabelle3.A2" office:value-type="string">
            <text:p text:style-name="Standard">Alle </text:p>
          </table:table-cell>
          <table:table-cell table:style-name="Tabelle3.A2" office:value-type="string">
            <text:p text:style-name="P15">16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  <number:date-style style:name="N5108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/text:span></text:span><text:span text:style-name="Absatz-Standardschriftart"><text:span text:style-name="MT1"><text:line-break/>wor</text:span></text:span><text:span text:style-name="Absatz-Standardschriftart"><text:span text:style-name="MT1">t</text:span></text:span><text:span text:style-name="Absatz-Standardschriftart"><text:span text:style-name="MT1">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</text:span></text:span><text:span text:style-name="Absatz-Standardschriftart"><text:span text:style-name="MT1">r</text:span></text:span><text:span text:style-name="Absatz-Standardschriftart"><text:span text:style-name="MT1">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</text:span></text:span><text:span text:style-name="Absatz-Standardschriftart"><text:span text:style-name="MT1">a</text:span></text:span><text:span text:style-name="Absatz-Standardschriftart"><text:span text:style-name="MT1">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</text:span></text:span><text:span text:style-name="Absatz-Standardschriftart"><text:span text:style-name="MT1">n</text:span></text:span><text:span text:style-name="Absatz-Standardschriftart"><text:span text:style-name="MT1">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</text:span></text:span><text:span text:style-name="Absatz-Standardschriftart"><text:span text:style-name="MT3"> </text:span></text:span><text:span text:style-name="Absatz-Standardschriftart"><text:span text:style-name="MT3">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Fabian Reiber</text:p>
              <text:p text:style-name="MP10">Stand: <text:modification-date style:data-style-name="N5108">13.04.2015</text:modification-date></text:p>
            </table:table-cell>
            <table:table-cell table:style-name="Tabelle2.A2" office:value-type="string">
              <text:p text:style-name="MP8">Seite <text:page-number text:select-page="current">4</text:page-number> von <text:page-count>4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15-04-09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dc:creator>hilde </dc:creator>
    <meta:creation-date>2015-03-23T11:25:00Z</meta:creation-date>
    <dc:date>2015-04-13T09:43:26</dc:date>
    <meta:print-date>1998-12-02T12:42:00Z</meta:print-date>
    <meta:editing-cycles>127</meta:editing-cycles>
    <meta:editing-duration>PT8H30M4S</meta:editing-duration>
    <meta:document-statistic meta:table-count="3" meta:image-count="0" meta:object-count="0" meta:page-count="4" meta:paragraph-count="158" meta:word-count="608" meta:character-count="4143" meta:non-whitespace-character-count="3676"/>
    <meta:template xlink:type="simple" xlink:actuate="onRequest" xlink:title="" xlink:href="STD-QUER-PRIMA.dot"/>
  </office:meta>
</office:document-meta>
</file>